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Nimbus Mono L" svg:font-family="'Nimbus Mono L'" style:font-family-generic="modern" style:font-pitch="fixed"/>
    <style:font-face style:name="WenQuanYi Micro Hei Mono" svg:font-family="'WenQuanYi Micro Hei Mono'" style:font-family-generic="modern" style:font-pitch="fixed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Baekmuk Batang" svg:font-family="'Baekmuk Batang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officeooo:rsid="000c466d" officeooo:paragraph-rsid="000c466d"/>
    </style:style>
    <style:style style:name="P2" style:family="paragraph" style:parent-style-name="Preformatted_20_Text">
      <style:text-properties officeooo:rsid="000c7856" officeooo:paragraph-rsid="000c7856"/>
    </style:style>
    <style:style style:name="P3" style:family="paragraph" style:parent-style-name="Preformatted_20_Text">
      <style:text-properties officeooo:rsid="000c868d" officeooo:paragraph-rsid="000c868d"/>
    </style:style>
    <style:style style:name="P4" style:family="paragraph" style:parent-style-name="Preformatted_20_Text">
      <style:text-properties officeooo:paragraph-rsid="000c868d"/>
    </style:style>
    <style:style style:name="P5" style:family="paragraph" style:parent-style-name="Preformatted_20_Text">
      <style:text-properties officeooo:rsid="000de0bf" officeooo:paragraph-rsid="000de0bf"/>
    </style:style>
    <style:style style:name="P6" style:family="paragraph" style:parent-style-name="Heading_20_1">
      <style:text-properties officeooo:rsid="000c466d" officeooo:paragraph-rsid="000c466d"/>
    </style:style>
    <style:style style:name="T1" style:family="text">
      <style:text-properties officeooo:rsid="000c466d"/>
    </style:style>
    <style:style style:name="T2" style:family="text">
      <style:text-properties officeooo:rsid="000c868d"/>
    </style:style>
    <style:style style:name="T3" style:family="text">
      <style:text-properties officeooo:rsid="000c8d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Exercise 1*: Recursive Functions Continued</text:h>
      <text:p text:style-name="P1"><text:span text:style-name="symbol0_5f_ocaml">-</text:span> <text:span text:style-name="comment_5f_multi_5f_ocaml">(* 1. *)</text:span></text:p>
      <text:p text:style-name="Preformatted_20_Text"><text:span text:style-name="symbol0_5f_ocaml">-</text:span> <text:span text:style-name="keyword0_5f_ocaml">fun</text:span> sumt <text:span text:style-name="number_5f_ocaml">0</text:span> <text:span text:style-name="symbol0_5f_ocaml">=</text:span> <text:span text:style-name="number_5f_ocaml">0</text:span><text:span text:style-name="symbol0_5f_ocaml">.</text:span><text:span text:style-name="number_5f_ocaml">0</text:span></text:p>
      <text:p text:style-name="Preformatted_20_Text"><text:span text:style-name="symbol0_5f_ocaml">=</text:span> <text:s text:c="2"/><text:span text:style-name="symbol0_5f_ocaml">|</text:span> sumt n <text:span text:style-name="symbol0_5f_ocaml">=</text:span> <text:span text:style-name="number_5f_ocaml">1</text:span><text:span text:style-name="symbol0_5f_ocaml">.</text:span><text:span text:style-name="number_5f_ocaml">0</text:span> <text:span text:style-name="symbol0_5f_ocaml">+</text:span> sumt <text:span text:style-name="symbol0_5f_ocaml">(</text:span>n <text:span text:style-name="symbol0_5f_ocaml">-</text:span> <text:span text:style-name="number_5f_ocaml">1</text:span><text:span text:style-name="symbol0_5f_ocaml">)</text:span> <text:span text:style-name="symbol0_5f_ocaml">/</text:span> <text:span text:style-name="number_5f_ocaml">2</text:span><text:span text:style-name="symbol0_5f_ocaml">.</text:span><text:span text:style-name="number_5f_ocaml">0</text:span><text:span text:style-name="symbol0_5f_ocaml">;</text:span></text:p>
      <text:p text:style-name="Preformatted_20_Text"><text:span text:style-name="keyword0_5f_ocaml">val</text:span> sumt <text:span text:style-name="symbol0_5f_ocaml">=</text:span> fn <text:span text:style-name="symbol0_5f_ocaml">:</text:span> int <text:span text:style-name="symbol0_5f_ocaml">-&gt;</text:span> real</text:p>
      <text:p text:style-name="Preformatted_20_Text"><text:span text:style-name="symbol0_5f_ocaml">-</text:span> sumt <text:span text:style-name="number_5f_ocaml">2</text:span><text:span text:style-name="symbol0_5f_ocaml">;</text:span></text:p>
      <text:p text:style-name="Preformatted_20_Text"><text:span text:style-name="keyword0_5f_ocaml">val</text:span> it <text:span text:style-name="symbol0_5f_ocaml">=</text:span> <text:span text:style-name="number_5f_ocaml">1</text:span><text:span text:style-name="symbol0_5f_ocaml">.</text:span><text:span text:style-name="number_5f_ocaml">5</text:span> <text:span text:style-name="symbol0_5f_ocaml">:</text:span> real</text:p>
      <text:p text:style-name="P5"><text:span text:style-name="symbol0_5f_ocaml">-</text:span> sumt <text:span text:style-name="number_5f_ocaml">24</text:span><text:span text:style-name="symbol0_5f_ocaml">;</text:span></text:p>
      <text:p text:style-name="P5"><text:span text:style-name="keyword0_5f_ocaml">val</text:span> it <text:span text:style-name="symbol0_5f_ocaml">=</text:span> <text:span text:style-name="number_5f_ocaml">1</text:span><text:span text:style-name="symbol0_5f_ocaml">.</text:span><text:span text:style-name="number_5f_ocaml">99999988079</text:span> <text:span text:style-name="symbol0_5f_ocaml">:</text:span> real</text:p>
      <text:p text:style-name="P5"><text:span text:style-name="symbol0_5f_ocaml">-</text:span> sumt <text:span text:style-name="number_5f_ocaml">144</text:span><text:span text:style-name="symbol0_5f_ocaml">;</text:span></text:p>
      <text:p text:style-name="P5"><text:span text:style-name="keyword0_5f_ocaml">val</text:span> it <text:span text:style-name="symbol0_5f_ocaml">=</text:span> <text:span text:style-name="number_5f_ocaml">2</text:span><text:span text:style-name="symbol0_5f_ocaml">.</text:span><text:span text:style-name="number_5f_ocaml">0</text:span> <text:span text:style-name="symbol0_5f_ocaml">:</text:span> real</text:p>
      <text:p text:style-name="Preformatted_20_Text"><text:span text:style-name="symbol0_5f_ocaml">-</text:span> <text:span text:style-name="comment_5f_multi_5f_ocaml"><text:span text:style-name="T1">(* 2. *)</text:span></text:span></text:p>
      <text:p text:style-name="P2"><text:span text:style-name="symbol0_5f_ocaml">-</text:span> <text:span text:style-name="keyword0_5f_ocaml">fun</text:span> eapprox n <text:span text:style-name="symbol0_5f_ocaml">=</text:span> <text:span text:style-name="keyword0_5f_ocaml">let</text:span></text:p>
      <text:p text:style-name="P2"><text:span text:style-name="symbol0_5f_ocaml">=</text:span> <text:s text:c="7"/><text:span text:style-name="keyword0_5f_ocaml">fun</text:span> f <text:span text:style-name="symbol0_5f_ocaml">(</text:span>i,last<text:span text:style-name="symbol0_5f_ocaml">)</text:span> <text:span text:style-name="symbol0_5f_ocaml">=</text:span> <text:span text:style-name="keyword0_5f_ocaml">let</text:span></text:p>
      <text:p text:style-name="P2"><text:span text:style-name="symbol0_5f_ocaml">=</text:span> <text:s text:c="14"/><text:span text:style-name="keyword0_5f_ocaml">val</text:span> j <text:span text:style-name="symbol0_5f_ocaml">=</text:span> i <text:span text:style-name="symbol0_5f_ocaml">+</text:span> <text:span text:style-name="number_5f_ocaml">1</text:span></text:p>
      <text:p text:style-name="P2"><text:span text:style-name="symbol0_5f_ocaml">=</text:span> <text:s text:c="11"/><text:span text:style-name="keyword0_5f_ocaml">in</text:span></text:p>
      <text:p text:style-name="P2"><text:span text:style-name="symbol0_5f_ocaml">=</text:span> <text:s text:c="14"/><text:span text:style-name="keyword0_5f_ocaml">if</text:span> n <text:span text:style-name="symbol0_5f_ocaml">=</text:span> j</text:p>
      <text:p text:style-name="P2"><text:span text:style-name="symbol0_5f_ocaml">=</text:span> <text:s text:c="17"/><text:span text:style-name="keyword0_5f_ocaml">then</text:span> last</text:p>
      <text:p text:style-name="P2"><text:span text:style-name="symbol0_5f_ocaml">=</text:span> <text:s text:c="17"/><text:span text:style-name="keyword0_5f_ocaml">else</text:span> last <text:span text:style-name="symbol0_5f_ocaml">+</text:span> f <text:span text:style-name="symbol0_5f_ocaml">(</text:span>j,last <text:span text:style-name="symbol0_5f_ocaml">/</text:span> real j<text:span text:style-name="symbol0_5f_ocaml">)</text:span></text:p>
      <text:p text:style-name="P2"><text:span text:style-name="symbol0_5f_ocaml">=</text:span> <text:s text:c="11"/><text:span text:style-name="keyword0_5f_ocaml">end</text:span></text:p>
      <text:p text:style-name="P2"><text:span text:style-name="symbol0_5f_ocaml">=</text:span> <text:s text:c="4"/><text:span text:style-name="keyword0_5f_ocaml">in</text:span></text:p>
      <text:p text:style-name="P2"><text:span text:style-name="symbol0_5f_ocaml">=</text:span> <text:s text:c="7"/>f <text:span text:style-name="symbol0_5f_ocaml">(</text:span><text:span text:style-name="number_5f_ocaml">0</text:span>,<text:span text:style-name="number_5f_ocaml">1</text:span><text:span text:style-name="symbol0_5f_ocaml">.</text:span><text:span text:style-name="number_5f_ocaml">0</text:span><text:span text:style-name="symbol0_5f_ocaml">)</text:span></text:p>
      <text:p text:style-name="P2"><text:span text:style-name="symbol0_5f_ocaml">=</text:span> <text:s text:c="4"/><text:span text:style-name="keyword0_5f_ocaml">end</text:span><text:span text:style-name="symbol0_5f_ocaml">;</text:span></text:p>
      <text:p text:style-name="P2"><text:span text:style-name="keyword0_5f_ocaml">val</text:span> eapprox <text:span text:style-name="symbol0_5f_ocaml">=</text:span> fn <text:span text:style-name="symbol0_5f_ocaml">:</text:span> int <text:span text:style-name="symbol0_5f_ocaml">-&gt;</text:span> real</text:p>
      <text:p text:style-name="P3"><text:span text:style-name="symbol0_5f_ocaml">-</text:span> <text:span text:style-name="keyword1_5f_ocaml">map</text:span> eapprox <text:span text:style-name="symbol0_5f_ocaml">[</text:span><text:span text:style-name="number_5f_ocaml">1</text:span>,<text:span text:style-name="number_5f_ocaml">2</text:span>,<text:span text:style-name="number_5f_ocaml">3</text:span>,<text:span text:style-name="number_5f_ocaml">4</text:span>,<text:span text:style-name="number_5f_ocaml">5</text:span><text:span text:style-name="symbol0_5f_ocaml">];</text:span></text:p>
      <text:p text:style-name="P3"><text:span text:style-name="keyword0_5f_ocaml">val</text:span> it <text:span text:style-name="symbol0_5f_ocaml">=</text:span> <text:span text:style-name="symbol0_5f_ocaml">[</text:span><text:span text:style-name="number_5f_ocaml">1</text:span><text:span text:style-name="symbol0_5f_ocaml">.</text:span><text:span text:style-name="number_5f_ocaml">0</text:span>,<text:span text:style-name="number_5f_ocaml">2</text:span><text:span text:style-name="symbol0_5f_ocaml">.</text:span><text:span text:style-name="number_5f_ocaml">0</text:span>,<text:span text:style-name="number_5f_ocaml">2</text:span><text:span text:style-name="symbol0_5f_ocaml">.</text:span><text:span text:style-name="number_5f_ocaml">5</text:span>,<text:span text:style-name="number_5f_ocaml">2</text:span><text:span text:style-name="symbol0_5f_ocaml">.</text:span><text:span text:style-name="number_5f_ocaml">66666666667</text:span>,<text:span text:style-name="number_5f_ocaml">2</text:span><text:span text:style-name="symbol0_5f_ocaml">.</text:span><text:span text:style-name="number_5f_ocaml">70833333333</text:span><text:span text:style-name="symbol0_5f_ocaml">]</text:span> <text:span text:style-name="symbol0_5f_ocaml">:</text:span> real <text:span text:style-name="keyword1_5f_ocaml">list</text:span></text:p>
      <text:p text:style-name="P3"><text:span text:style-name="symbol0_5f_ocaml">-</text:span> eapprox <text:span text:style-name="number_5f_ocaml">144</text:span><text:span text:style-name="symbol0_5f_ocaml">;</text:span></text:p>
      <text:p text:style-name="P3"><text:span text:style-name="keyword0_5f_ocaml">val</text:span> it <text:span text:style-name="symbol0_5f_ocaml">=</text:span> <text:span text:style-name="number_5f_ocaml">2</text:span><text:span text:style-name="symbol0_5f_ocaml">.</text:span><text:span text:style-name="number_5f_ocaml">71828182846</text:span> <text:span text:style-name="symbol0_5f_ocaml">:</text:span> real</text:p>
      <text:p text:style-name="P3"><text:span text:style-name="symbol0_5f_ocaml">-</text:span> <text:span text:style-name="comment_5f_multi_5f_ocaml">(* N.B: e = 2.7182818284590... *)</text:span></text:p>
      <text:p text:style-name="P3"><text:span text:style-name="symbol0_5f_ocaml">-</text:span> <text:span text:style-name="comment_5f_multi_5f_ocaml">(* 3. *)</text:span></text:p>
      <text:p text:style-name="P3"><text:span text:style-name="symbol0_5f_ocaml">-</text:span> <text:span text:style-name="keyword0_5f_ocaml">fun</text:span> <text:span text:style-name="keyword2_5f_ocaml">exp</text:span> <text:span text:style-name="symbol0_5f_ocaml">(</text:span>z,n<text:span text:style-name="symbol0_5f_ocaml">)</text:span> <text:span text:style-name="symbol0_5f_ocaml">=</text:span> <text:span text:style-name="keyword0_5f_ocaml">let</text:span></text:p>
      <text:p text:style-name="P3"><text:span text:style-name="symbol0_5f_ocaml">=</text:span> <text:s text:c="7"/><text:span text:style-name="keyword0_5f_ocaml">fun</text:span> f <text:span text:style-name="symbol0_5f_ocaml">(</text:span>i,last<text:span text:style-name="symbol0_5f_ocaml">)</text:span> <text:span text:style-name="symbol0_5f_ocaml">=</text:span> <text:span text:style-name="keyword0_5f_ocaml">let</text:span></text:p>
      <text:p text:style-name="P3"><text:span text:style-name="symbol0_5f_ocaml">=</text:span> <text:s text:c="14"/><text:span text:style-name="keyword0_5f_ocaml">val</text:span> j <text:span text:style-name="symbol0_5f_ocaml">=</text:span> i <text:span text:style-name="symbol0_5f_ocaml">+</text:span> <text:span text:style-name="number_5f_ocaml">1</text:span></text:p>
      <text:p text:style-name="P3"><text:span text:style-name="symbol0_5f_ocaml">=</text:span> <text:s text:c="11"/><text:span text:style-name="keyword0_5f_ocaml">in</text:span></text:p>
      <text:p text:style-name="P3"><text:span text:style-name="symbol0_5f_ocaml">=</text:span> <text:s text:c="14"/><text:span text:style-name="keyword0_5f_ocaml">if</text:span> n <text:span text:style-name="symbol0_5f_ocaml">=</text:span> j</text:p>
      <text:p text:style-name="P3"><text:span text:style-name="symbol0_5f_ocaml">=</text:span> <text:s text:c="17"/><text:span text:style-name="keyword0_5f_ocaml">then</text:span> last</text:p>
      <text:p text:style-name="P3"><text:span text:style-name="symbol0_5f_ocaml">=</text:span> <text:s text:c="17"/><text:span text:style-name="keyword0_5f_ocaml">else</text:span> last <text:span text:style-name="symbol0_5f_ocaml">+</text:span> f <text:span text:style-name="symbol0_5f_ocaml">(</text:span>j,z <text:span text:style-name="symbol0_5f_ocaml">*</text:span> last <text:span text:style-name="symbol0_5f_ocaml">/</text:span> real j<text:span text:style-name="symbol0_5f_ocaml">)</text:span></text:p>
      <text:p text:style-name="P3"><text:span text:style-name="symbol0_5f_ocaml">=</text:span> <text:s text:c="11"/><text:span text:style-name="keyword0_5f_ocaml">end</text:span></text:p>
      <text:p text:style-name="P3"><text:span text:style-name="symbol0_5f_ocaml">=</text:span> <text:s text:c="4"/><text:span text:style-name="keyword0_5f_ocaml">in</text:span></text:p>
      <text:p text:style-name="P3"><text:span text:style-name="symbol0_5f_ocaml">=</text:span> <text:s text:c="7"/>f <text:span text:style-name="symbol0_5f_ocaml">(</text:span><text:span text:style-name="number_5f_ocaml">0</text:span>,<text:span text:style-name="number_5f_ocaml">1</text:span><text:span text:style-name="symbol0_5f_ocaml">.</text:span><text:span text:style-name="number_5f_ocaml">0</text:span><text:span text:style-name="symbol0_5f_ocaml">)</text:span></text:p>
      <text:p text:style-name="P3"><text:span text:style-name="symbol0_5f_ocaml">=</text:span> <text:s text:c="4"/><text:span text:style-name="keyword0_5f_ocaml">end</text:span><text:span text:style-name="symbol0_5f_ocaml">;</text:span></text:p>
      <text:p text:style-name="P3"><text:span text:style-name="keyword0_5f_ocaml">val</text:span> <text:span text:style-name="keyword2_5f_ocaml">exp</text:span> <text:span text:style-name="symbol0_5f_ocaml">=</text:span> fn <text:span text:style-name="symbol0_5f_ocaml">:</text:span> real <text:span text:style-name="symbol0_5f_ocaml">*</text:span> int <text:span text:style-name="symbol0_5f_ocaml">-&gt;</text:span> real</text:p>
      <text:p text:style-name="P3"><text:span text:style-name="symbol0_5f_ocaml">-</text:span> <text:span text:style-name="keyword1_5f_ocaml">map</text:span> <text:span text:style-name="keyword2_5f_ocaml">exp</text:span> <text:span text:style-name="symbol0_5f_ocaml">[(</text:span><text:span text:style-name="number_5f_ocaml">2</text:span><text:span text:style-name="symbol0_5f_ocaml">.</text:span><text:span text:style-name="number_5f_ocaml">0</text:span>,<text:span text:style-name="number_5f_ocaml">144</text:span><text:span text:style-name="symbol0_5f_ocaml">)</text:span>,<text:span text:style-name="symbol0_5f_ocaml">(</text:span><text:span text:style-name="number_5f_ocaml">0</text:span><text:span text:style-name="symbol0_5f_ocaml">.</text:span><text:span text:style-name="number_5f_ocaml">5</text:span>,<text:span text:style-name="number_5f_ocaml">144</text:span><text:span text:style-name="symbol0_5f_ocaml">)</text:span>,<text:span text:style-name="symbol0_5f_ocaml">(</text:span><text:span text:style-name="number_5f_ocaml">4</text:span><text:span text:style-name="symbol0_5f_ocaml">.</text:span><text:span text:style-name="number_5f_ocaml">839</text:span>,<text:span text:style-name="number_5f_ocaml">144</text:span><text:span text:style-name="symbol0_5f_ocaml">)];</text:span></text:p>
      <text:p text:style-name="P3"><text:span text:style-name="keyword0_5f_ocaml">val</text:span> it <text:span text:style-name="symbol0_5f_ocaml">=</text:span> <text:span text:style-name="symbol0_5f_ocaml">[</text:span><text:span text:style-name="number_5f_ocaml">7</text:span><text:span text:style-name="symbol0_5f_ocaml">.</text:span><text:span text:style-name="number_5f_ocaml">38905609893</text:span>,<text:span text:style-name="number_5f_ocaml">1</text:span><text:span text:style-name="symbol0_5f_ocaml">.</text:span><text:span text:style-name="number_5f_ocaml">6487212707</text:span>,<text:span text:style-name="number_5f_ocaml">126</text:span><text:span text:style-name="symbol0_5f_ocaml">.</text:span><text:span text:style-name="number_5f_ocaml">342945592</text:span><text:span text:style-name="symbol0_5f_ocaml">]</text:span> <text:span text:style-name="symbol0_5f_ocaml">:</text:span> real <text:span text:style-name="keyword1_5f_ocaml">list</text:span></text:p>
      <text:p text:style-name="P4"><text:span text:style-name="symbol0_5f_ocaml"><text:span text:style-name="T2">-</text:span></text:span><text:span text:style-name="T2"> </text:span><text:span text:style-name="comment_5f_multi_5f_ocaml"><text:span text:style-name="T2">(* N.B: </text:span></text:span><text:span text:style-name="comment_5f_multi_5f_ocaml">7.389056098930</text:span><text:span text:style-name="comment_5f_multi_5f_ocaml"><text:span text:style-name="T3">7</text:span></text:span><text:span text:style-name="comment_5f_multi_5f_ocaml">..., </text:span><text:span text:style-name="comment_5f_multi_5f_ocaml"><text:span text:style-name="T2">1.648721270700..., 126.34294559199... *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Nimbus Mono L" svg:font-family="'Nimbus Mono L'" style:font-family-generic="modern" style:font-pitch="fixed"/>
    <style:font-face style:name="WenQuanYi Micro Hei Mono" svg:font-family="'WenQuanYi Micro Hei Mono'" style:font-family-generic="modern" style:font-pitch="fixed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Baekmuk Batang" svg:font-family="'Baekmuk Batang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GB" style:letter-kerning="true" style:font-name-asian="Baekmuk Batang" style:font-size-asian="10.5pt" style:language-asian="ko" style:country-asian="KR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Baekmuk Batang" style:font-size-asian="10.5pt" style:language-asian="ko" style:country-asian="KR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Baekmuk Batang" style:font-family-asian="'Baekmuk Batang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imbus Mono L" fo:font-family="'Nimbus Mono L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Nimbus Mono L" style:font-family-complex="'Nimbus Mono L'" style:font-family-generic-complex="modern" style:font-pitch-complex="fixed" style:font-size-complex="10pt"/>
    </style:style>
    <style:style style:name="number_5f_ocaml" style:display-name="number_ocaml" style:family="text">
      <style:text-properties fo:color="#cc66cc" fo:font-style="normal" fo:font-weight="normal"/>
    </style:style>
    <style:style style:name="keyword0_5f_ocaml" style:display-name="keyword0_ocaml" style:family="text">
      <style:text-properties fo:color="#0066cc" fo:font-style="normal" fo:font-weight="bold"/>
    </style:style>
    <style:style style:name="symbol0_5f_ocaml" style:display-name="symbol0_ocaml" style:family="text">
      <style:text-properties fo:color="#a52a2a" fo:font-style="normal" fo:font-weight="normal"/>
    </style:style>
    <style:style style:name="comment_5f_multi_5f_ocaml" style:display-name="comment_multi_ocaml" style:family="text">
      <style:text-properties fo:color="#5d478b" fo:font-style="italic" fo:font-weight="normal"/>
    </style:style>
    <style:style style:name="keyword1_5f_ocaml" style:display-name="keyword1_ocaml" style:family="text">
      <style:text-properties fo:color="#0066cc" fo:font-style="normal" fo:font-weight="bold"/>
    </style:style>
    <style:style style:name="keyword2_5f_ocaml" style:display-name="keyword2_ocaml" style:family="text">
      <style:text-properties fo:color="#0066cc" fo:font-style="normal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</meta:initial-creator>
    <meta:creation-date>2014-10-10T17:11:23.422039874</meta:creation-date>
    <dc:date>2014-10-10T19:14:31.129304345</dc:date>
    <dc:creator>James </dc:creator>
    <meta:editing-duration>PT5M1S</meta:editing-duration>
    <meta:editing-cycles>2</meta:editing-cycles>
    <meta:generator>LibreOffice/4.2.6.3$Linux_X86_64 LibreOffice_project/420m0$Build-3</meta:generator>
    <meta:document-statistic meta:table-count="0" meta:image-count="0" meta:object-count="0" meta:page-count="1" meta:paragraph-count="45" meta:word-count="232" meta:character-count="1172" meta:non-whitespace-character-count="761"/>
  </office:meta>
</office:document-meta>
</file>